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25.69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1._20_needyPacket42">
      <style:table-properties table:display="true" style:writing-mode="lr-tb"/>
    </style:style>
    <style:style style:name="ta2" style:family="table" style:master-page-name="PageStyle_5f_2._20_waves20">
      <style:table-properties table:display="true" style:writing-mode="lr-tb"/>
    </style:style>
    <style:style style:name="ta3" style:family="table" style:master-page-name="PageStyle_5f_3._20_freePackage40">
      <style:table-properties table:display="true" style:writing-mode="lr-tb"/>
    </style:style>
    <style:style style:name="ta4" style:family="table" style:master-page-name="PageStyle_5f_4._20_myStudy33">
      <style:table-properties table:display="true" style:writing-mode="lr-tb"/>
    </style:style>
    <style:style style:name="ta5" style:family="table" style:master-page-name="PageStyle_5f_5._20_theAssignment50">
      <style:table-properties table:display="true" style:writing-mode="lr-tb"/>
    </style:style>
    <style:style style:name="ta6" style:family="table" style:master-page-name="PageStyle_5f_6._20_towerClock45">
      <style:table-properties table:display="true" style:writing-mode="lr-tb"/>
    </style:style>
    <style:style style:name="ta7" style:family="table" style:master-page-name="PageStyle_5f_7._20_inspirationalYear70">
      <style:table-properties table:display="true" style:writing-mode="lr-tb"/>
    </style:style>
    <style:style style:name="ta8" style:family="table" style:master-page-name="PageStyle_5f_8._20_binaryLizard49">
      <style:table-properties table:display="true" style:writing-mode="lr-tb"/>
    </style:style>
    <style:style style:name="ta9" style:family="table" style:master-page-name="PageStyle_5f_9._20_objectParadise50">
      <style:table-properties table:display="true" style:writing-mode="lr-tb"/>
    </style:style>
    <style:style style:name="ta10" style:family="table" style:master-page-name="PageStyle_5f_10._20_noSingular45">
      <style:table-properties table:display="true" style:writing-mode="lr-tb"/>
    </style:style>
    <style:style style:name="ta11" style:family="table" style:master-page-name="PageStyle_5f_26._20_cashPack3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6fa8d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. needyPacket4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personalOpinion68</text:p>
          </table:table-cell>
          <table:table-cell table:style-name="ce11" table:number-columns-repeated="6"/>
          <table:table-cell table:style-name="ce3" office:value-type="string" calcext:value-type="string">
            <text:p>iDoNotNeedAnyHelp71</text:p>
          </table:table-cell>
          <table:table-cell table:style-name="ce11" table:number-columns-repeated="6"/>
          <table:table-cell table:style-name="ce3" office:value-type="string" calcext:value-type="string">
            <text:p>noneOtherThanFood70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stack</text:p>
          </table:table-cell>
          <table:table-cell table:style-name="ce17" office:value-type="string" calcext:value-type="string">
            <text:p>line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stack</text:p>
          </table:table-cell>
          <table:table-cell table:style-name="ce17" office:value-type="string" calcext:value-type="string">
            <text:p>phas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stack</text:p>
          </table:table-cell>
          <table:table-cell table:style-name="ce17" office:value-type="string" calcext:value-type="string">
            <text:p>start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gym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a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art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tiffin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canteen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home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urse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st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mplex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ashion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profession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ast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trance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assistance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box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rac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ourc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file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tool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tyle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ap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art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anag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scor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prize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ervice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account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pp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basic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sequence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rade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oll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est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slash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book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grey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edition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brochure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hall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ity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glossary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help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port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hart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eal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lock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lock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oath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origin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reason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brush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swap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enlist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model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trategy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interest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tactic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holiday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office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focus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default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pension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triangl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ork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xis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delta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raffic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view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bet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atlas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future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excise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nibble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hade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icon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gain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asset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ketch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queue</text:p>
          </table:table-cell>
          <table:table-cell table:style-name="ce21" office:value-type="string" calcext:value-type="string">
            <text:p>ball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queue</text:p>
          </table:table-cell>
          <table:table-cell table:style-name="ce21" office:value-type="string" calcext:value-type="string">
            <text:p>bat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queue</text:p>
          </table:table-cell>
          <table:table-cell table:style-name="ce21" office:value-type="string" calcext:value-type="string">
            <text:p>wicke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aSprint28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testPHP28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aves20" table:style-name="ta2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audio19</text:p>
          </table:table-cell>
          <table:table-cell table:style-name="ce11" table:number-columns-repeated="6"/>
          <table:table-cell table:style-name="ce3" office:value-type="string" calcext:value-type="string">
            <text:p>visual25</text:p>
          </table:table-cell>
          <table:table-cell table:style-name="ce11" table:number-columns-repeated="6"/>
          <table:table-cell table:style-name="ce3" office:value-type="string" calcext:value-type="string">
            <text:p>entertainment48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Inventory</text:p>
          </table:table-cell>
          <table:table-cell table:style-name="ce17" office:value-type="string" calcext:value-type="string">
            <text:p>Transform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Inventory</text:p>
          </table:table-cell>
          <table:table-cell table:style-name="ce17" office:value-type="string" calcext:value-type="string">
            <text:p>Preserv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Inventory</text:p>
          </table:table-cell>
          <table:table-cell table:style-name="ce17" office:value-type="string" calcext:value-type="string">
            <text:p>Progress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Dressing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icture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Marketplace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elody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Film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edia Centre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inematograph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ntest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Studio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Record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Bulletin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Production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Dubbing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omotion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esentation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Direction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eremony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ommunity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eries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Reception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Library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hartbuster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onferenc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Generation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Trailer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Telemarketing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Access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Broadcast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Documentary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dministration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Greenhouse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Mythology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Entertainment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ilming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Drama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ederation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Interval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Regulatory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Premier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Telemetry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Assignment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reator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Film Star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Theatre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Feature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Filmset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Excursion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ouncil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Photograph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Stereoscopic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xtension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Surround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nimation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Curriculum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assport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Regional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Concert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Decorum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National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Artist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Infantry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Episode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pository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Pantry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cademia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Electronic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ompose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Blogging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ompany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horeograph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Horror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Office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Academy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Climate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Movie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ontemporary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cience Fiction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Opera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Content</text:p>
          </table:table-cell>
          <table:table-cell table:style-name="ce21" office:value-type="string" calcext:value-type="string">
            <text:p>Heritag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Content</text:p>
          </table:table-cell>
          <table:table-cell table:style-name="ce21" office:value-type="string" calcext:value-type="string">
            <text:p>Dynasty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Content</text:p>
          </table:table-cell>
          <table:table-cell table:style-name="ce21" office:value-type="string" calcext:value-type="string">
            <text:p>Palace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world26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summit26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reePackage40" table:style-name="ta3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photonegativeThreshold85</text:p>
          </table:table-cell>
          <table:table-cell table:style-name="ce11" table:number-columns-repeated="6"/>
          <table:table-cell table:style-name="ce3" office:value-type="string" calcext:value-type="string">
            <text:p>electromagnetShot67</text:p>
          </table:table-cell>
          <table:table-cell table:style-name="ce11" table:number-columns-repeated="6"/>
          <table:table-cell table:style-name="ce3" office:value-type="string" calcext:value-type="string">
            <text:p>neutrinoRotation64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scooter</text:p>
          </table:table-cell>
          <table:table-cell table:style-name="ce17" office:value-type="string" calcext:value-type="string">
            <text:p>oil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scooter</text:p>
          </table:table-cell>
          <table:table-cell table:style-name="ce17" office:value-type="string" calcext:value-type="string">
            <text:p>acid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scooter</text:p>
          </table:table-cell>
          <table:table-cell table:style-name="ce17" office:value-type="string" calcext:value-type="string">
            <text:p>base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un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olar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late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air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wind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environment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water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water-stream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uranium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mine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minera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dot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ana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ond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bus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hill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lak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flight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forest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wood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coil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ountain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ain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buck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petroleum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rude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ice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satellite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tide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ride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grain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edible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funnel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arm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poultry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at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animal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dairy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kerosene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omputer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internet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litre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electric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magnet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opper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music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ance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lyric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rail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train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boat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radio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plastic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mercury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ilicon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and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television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fire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pirit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lamp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pulley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heel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gravel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ilament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light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stadium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notebook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wallet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pencil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oxide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lithium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plutonium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nitrogen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hydrogen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chakra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tation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latform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up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circuit</text:p>
          </table:table-cell>
          <table:table-cell table:style-name="ce21" office:value-type="string" calcext:value-type="string">
            <text:p>cathod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circuit</text:p>
          </table:table-cell>
          <table:table-cell table:style-name="ce21" office:value-type="string" calcext:value-type="string">
            <text:p>anode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circuit</text:p>
          </table:table-cell>
          <table:table-cell table:style-name="ce21" office:value-type="string" calcext:value-type="string">
            <text:p>probe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nucleiMind42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anatomyAutomatic63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yStudy33" table:style-name="ta4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yStatistics42</text:p>
          </table:table-cell>
          <table:table-cell table:style-name="ce11" table:number-columns-repeated="6"/>
          <table:table-cell table:style-name="ce3" office:value-type="string" calcext:value-type="string">
            <text:p>zAntique32</text:p>
          </table:table-cell>
          <table:table-cell table:style-name="ce11" table:number-columns-repeated="6"/>
          <table:table-cell table:style-name="ce3" office:value-type="string" calcext:value-type="string">
            <text:p>xInvincible37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essence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cultur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branch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cstasy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curl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ymphony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insurance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pric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choice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location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promotion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execution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real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aeria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seal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skil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fill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tell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dat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animat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rate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rear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far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near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pyramid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apid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lid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front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mount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hint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token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dozen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ten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diamond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brand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ground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base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pause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fuse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credit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debit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await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edit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kit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quit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purchase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ause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verbose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append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blend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hand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garden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ven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hildren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continent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ccount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ccent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bid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fluid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void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lunar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ta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clear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time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hyme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chim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all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rill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toll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physical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virtual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erminal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version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aution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mission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vigilance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force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ource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ostly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ecurity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robability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quantum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facility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craf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bYounger33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aSequential44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theAssignment50" table:style-name="ta5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orPayLoad41</text:p>
          </table:table-cell>
          <table:table-cell table:style-name="ce11" table:number-columns-repeated="6"/>
          <table:table-cell table:style-name="ce3" office:value-type="string" calcext:value-type="string">
            <text:p>notStartUp41</text:p>
          </table:table-cell>
          <table:table-cell table:style-name="ce11" table:number-columns-repeated="6"/>
          <table:table-cell table:style-name="ce3" office:value-type="string" calcext:value-type="string">
            <text:p>andOpenSource54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ultraviolet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gradient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percentile</text:p>
          </table:table-cell>
          <table:table-cell table:style-name="ce17" office:value-type="string" calcext:value-type="string">
            <text:p>cardiogram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venue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meet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campus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layer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brass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phonetic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frame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instance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assette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disclose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inance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framework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entripeta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invest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trigonometry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degre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hertz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geometry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group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register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argin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amp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servic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op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bottle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lip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drill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ntenna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loft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lgebra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spot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fuel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component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timber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page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ledger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hydraulic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bubble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decimal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double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synchronise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practical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urgent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attach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caffold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ontract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apital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basic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hain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harvest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theorem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remote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note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tile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roject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furnish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olish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category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cript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extra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andom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factory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calculus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centrifugal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venture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rithmetic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ubway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kull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escalate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hub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bud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trident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coop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alloy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linguistic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apsule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tablet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ill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supersonic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celluloid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ampersand</text:p>
          </table:table-cell>
          <table:table-cell table:style-name="ce21" office:value-type="string" calcext:value-type="string">
            <text:p>infographic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norFireWork50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xorKeyNote40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towerClock45" table:style-name="ta6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oneFreelancer53</text:p>
          </table:table-cell>
          <table:table-cell table:style-name="ce11" table:number-columns-repeated="6"/>
          <table:table-cell table:style-name="ce3" office:value-type="string" calcext:value-type="string">
            <text:p>expeditionBisect53</text:p>
          </table:table-cell>
          <table:table-cell table:style-name="ce11" table:number-columns-repeated="6"/>
          <table:table-cell table:style-name="ce3" office:value-type="string" calcext:value-type="string">
            <text:p>microOrganism53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fountain</text:p>
          </table:table-cell>
          <table:table-cell table:style-name="ce17" office:value-type="string" calcext:value-type="string">
            <text:p>duty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fountain</text:p>
          </table:table-cell>
          <table:table-cell table:style-name="ce17" office:value-type="string" calcext:value-type="string">
            <text:p>trolley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fountain</text:p>
          </table:table-cell>
          <table:table-cell table:style-name="ce17" office:value-type="string" calcext:value-type="string">
            <text:p>family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ray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hone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epia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tring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pik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pring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usin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friend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sibling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wizard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hashtag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opaque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luster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agmatic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ointer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ynth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teel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knob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equation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olution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biology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integrate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graphit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canonical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ubject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ontent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tuff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modal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formula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control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portable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itle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extension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intermediate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retail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simultaneous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message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ceiling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gateway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tolerance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zebra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polarity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launch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titan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abbreviation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omicile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fine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atabase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protocol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inspect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amplitude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uniform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diesel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network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staple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grand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bridge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habit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behaviou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vapour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institute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desktop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marin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electric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quadratic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internet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ross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laim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decibel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abinet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freebie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vinyl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cope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dummy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object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aviator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jockey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vintage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coordinate</text:p>
          </table:table-cell>
          <table:table-cell table:style-name="ce21" office:value-type="string" calcext:value-type="string">
            <text:p>longitud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coordinate</text:p>
          </table:table-cell>
          <table:table-cell table:style-name="ce21" office:value-type="string" calcext:value-type="string">
            <text:p>altitude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coordinate</text:p>
          </table:table-cell>
          <table:table-cell table:style-name="ce21" office:value-type="string" calcext:value-type="string">
            <text:p>latitude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thetaGravitation53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thetaTrapezium53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inspirationalYear70" table:style-name="ta7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buzzFort36</text:p>
          </table:table-cell>
          <table:table-cell table:style-name="ce11" table:number-columns-repeated="6"/>
          <table:table-cell table:style-name="ce3" office:value-type="string" calcext:value-type="string">
            <text:p>turboPython47</text:p>
          </table:table-cell>
          <table:table-cell table:style-name="ce11" table:number-columns-repeated="6"/>
          <table:table-cell table:style-name="ce3" office:value-type="string" calcext:value-type="string">
            <text:p>caretGalaxy39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circle</text:p>
          </table:table-cell>
          <table:table-cell table:style-name="ce17" office:value-type="string" calcext:value-type="string">
            <text:p>chip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circle</text:p>
          </table:table-cell>
          <table:table-cell table:style-name="ce17" office:value-type="string" calcext:value-type="string">
            <text:p>plug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circle</text:p>
          </table:table-cell>
          <table:table-cell table:style-name="ce17" office:value-type="string" calcext:value-type="string">
            <text:p>catch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lifestyle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universit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lesson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optimum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graduat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onopoly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markup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season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motor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etiquette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arna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instruction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lifespan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daemon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massive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tre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format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spare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meditate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peaker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piano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alcohol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methan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litmus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plankton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syrup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beverage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religion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doctrine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community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technology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maneuver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operation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information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evolve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develop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essential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approximate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temperature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sanction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fence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asual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monument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mortgage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question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treaty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limate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detail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mphasise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reply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speech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dventure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deep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parameter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zero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pipe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curd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relax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prinkle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arctic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sume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sign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everse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timeline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seize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hormone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hrink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facade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rigger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exit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heck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fuse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transport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understand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dynamo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restroom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underscore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rank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square</text:p>
          </table:table-cell>
          <table:table-cell table:style-name="ce21" office:value-type="string" calcext:value-type="string">
            <text:p>cooki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square</text:p>
          </table:table-cell>
          <table:table-cell table:style-name="ce21" office:value-type="string" calcext:value-type="string">
            <text:p>fresh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square</text:p>
          </table:table-cell>
          <table:table-cell table:style-name="ce21" office:value-type="string" calcext:value-type="string">
            <text:p>commi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rightRacket38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leftSpoon43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binaryLizard49" table:style-name="ta8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whileSaraswati60</text:p>
          </table:table-cell>
          <table:table-cell table:style-name="ce11" table:number-columns-repeated="6"/>
          <table:table-cell table:style-name="ce3" office:value-type="string" calcext:value-type="string">
            <text:p>switchYamuna52</text:p>
          </table:table-cell>
          <table:table-cell table:style-name="ce11" table:number-columns-repeated="6"/>
          <table:table-cell table:style-name="ce3" office:value-type="string" calcext:value-type="string">
            <text:p>forIndus35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mister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colleagu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prince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qualify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accessor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xpat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uccess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uitcas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answer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ticker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battery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goggle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embed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email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lap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level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illar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feast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action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able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pact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wing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expiry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clay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public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elative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privat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54" office:value-type="string" calcext:value-type="string">
            <text:p>360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defence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bean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cheat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wallpaper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merge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radar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pulse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regular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west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map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east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hammer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chat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jingle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bleach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hoke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elapse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rotate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ubscribe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newsletter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excel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touch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limb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ylinder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carpet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new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past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step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future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king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floppy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install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apex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pee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seed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study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explain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rush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nebula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foam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auction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letter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wing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talent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transpose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multimedia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dumbbell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human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canvas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gender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flute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hehnai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beauty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billion</text:p>
          </table:table-cell>
          <table:table-cell table:style-name="ce21" office:value-type="string" calcext:value-type="string">
            <text:p>secular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billion</text:p>
          </table:table-cell>
          <table:table-cell table:style-name="ce21" office:value-type="string" calcext:value-type="string">
            <text:p>republic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billion</text:p>
          </table:table-cell>
          <table:table-cell table:style-name="ce21" office:value-type="string" calcext:value-type="string">
            <text:p>democra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elseGanga35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ifBrahmaputra49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 objectParadise50" table:style-name="ta9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2"/>
          <table:table-cell table:style-name="ce53"/>
          <table:table-cell table:style-name="ce52" table:number-columns-repeated="21"/>
          <table:table-cell table:number-columns-repeated="1001"/>
        </table:table-row>
        <table:table-row table:style-name="ro1">
          <table:table-cell table:style-name="ce52"/>
          <table:table-cell table:style-name="ce3" office:value-type="string" calcext:value-type="string">
            <text:p>primeEquivalent58</text:p>
          </table:table-cell>
          <table:table-cell table:style-name="ce11" table:number-columns-repeated="6"/>
          <table:table-cell table:style-name="ce3" office:value-type="string" calcext:value-type="string">
            <text:p>courtMarket43</text:p>
          </table:table-cell>
          <table:table-cell table:style-name="ce11" table:number-columns-repeated="6"/>
          <table:table-cell table:style-name="ce3" office:value-type="string" calcext:value-type="string">
            <text:p>badmintonIs42</text:p>
          </table:table-cell>
          <table:table-cell table:style-name="ce11" table:number-columns-repeated="6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Subject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Structur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Saturday</text:p>
          </table:table-cell>
          <table:table-cell table:style-name="ce17" office:value-type="string" calcext:value-type="string">
            <text:p>Node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Method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Propert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ncrypt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Mod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Receipt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Induct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Title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Tertiary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Coefficient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ondenser</text:p>
          </table:table-cell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Diode</text:p>
          </table:table-cell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Transistor</text:p>
          </table:table-cell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rimitive</text:p>
          </table:table-cell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Compulsive</text:p>
          </table:table-cell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Associative</text:p>
          </table:table-cell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ube</text:p>
          </table:table-cell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Grid</text:p>
          </table:table-cell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Bot</text:p>
          </table:table-cell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pecies</text:p>
          </table:table-cell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Iron</text:p>
          </table:table-cell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Neuron</text:p>
          </table:table-cell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ABS</text:p>
          </table:table-cell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DNA</text:p>
          </table:table-cell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Gene</text:p>
          </table:table-cell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Modern</text:p>
          </table:table-cell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Crypto</text:p>
          </table:table-cell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Augment</text:p>
          </table:table-cell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Atlas</text:p>
          </table:table-cell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Glue</text:p>
          </table:table-cell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Reset</text:p>
          </table:table-cell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Bake</text:p>
          </table:table-cell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Snap</text:p>
          </table:table-cell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Candy</text:p>
          </table:table-cell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Stem</text:p>
          </table:table-cell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Bud</text:p>
          </table:table-cell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Cake</text:p>
          </table:table-cell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Everest</text:p>
          </table:table-cell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Motel</text:p>
          </table:table-cell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Shuttle</text:p>
          </table:table-cell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Dragon</text:p>
          </table:table-cell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Television</text:p>
          </table:table-cell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Airline</text:p>
          </table:table-cell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ycle</text:p>
          </table:table-cell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opter</text:p>
          </table:table-cell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Car</text:p>
          </table:table-cell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Gel</text:p>
          </table:table-cell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Mate</text:p>
          </table:table-cell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Gloss</text:p>
          </table:table-cell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Globe</text:p>
          </table:table-cell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Share</text:p>
          </table:table-cell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 office:value-type="string" calcext:value-type="string">
            <text:p>Exhaust</text:p>
          </table:table-cell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Meme</text:p>
          </table:table-cell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Asset</text:p>
          </table:table-cell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 office:value-type="string" calcext:value-type="string">
            <text:p>Vowel</text:p>
          </table:table-cell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LCM</text:p>
          </table:table-cell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HCF</text:p>
          </table:table-cell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 office:value-type="string" calcext:value-type="string">
            <text:p>Resultant</text:p>
          </table:table-cell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Laser</text:p>
          </table:table-cell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Propeller</text:p>
          </table:table-cell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 office:value-type="string" calcext:value-type="string">
            <text:p>Crawler</text:p>
          </table:table-cell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orld</text:p>
          </table:table-cell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ide</text:p>
          </table:table-cell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 office:value-type="string" calcext:value-type="string">
            <text:p>Web</text:p>
          </table:table-cell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Graphical</text:p>
          </table:table-cell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Imaginary</text:p>
          </table:table-cell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 office:value-type="string" calcext:value-type="string">
            <text:p>Textual</text:p>
          </table:table-cell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System</text:p>
          </table:table-cell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Classification</text:p>
          </table:table-cell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 office:value-type="string" calcext:value-type="string">
            <text:p>Interface</text:p>
          </table:table-cell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Sanctuary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Reserve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onvention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Anti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Moon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Deuce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Expression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Attribute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Decrypt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Catalogue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Keyword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Sunday</text:p>
          </table:table-cell>
          <table:table-cell table:style-name="ce21" office:value-type="string" calcext:value-type="string">
            <text:p>Leaf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1" table:number-columns-repeated="21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2" office:value-type="string" calcext:value-type="string">
            <text:p>eggImmediate40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hashCountry47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2"/>
          <table:table-cell table:number-columns-repeated="1001"/>
        </table:table-row>
        <table:table-row table:style-name="ro1">
          <table:table-cell table:style-name="ce52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. noSingular45" table:style-name="ta10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5"/>
          <table:table-cell table:style-name="ce56"/>
          <table:table-cell table:style-name="ce55" table:number-columns-repeated="21"/>
          <table:table-cell table:number-columns-repeated="1001"/>
        </table:table-row>
        <table:table-row table:style-name="ro1">
          <table:table-cell table:style-name="ce55"/>
          <table:table-cell table:style-name="ce3" office:value-type="string" calcext:value-type="string">
            <text:p>interestingRange58</text:p>
          </table:table-cell>
          <table:table-cell table:style-name="ce11" table:number-columns-repeated="6"/>
          <table:table-cell table:style-name="ce3" office:value-type="string" calcext:value-type="string">
            <text:p>distributeOnce50</text:p>
          </table:table-cell>
          <table:table-cell table:style-name="ce11" table:number-columns-repeated="6"/>
          <table:table-cell table:style-name="ce3" office:value-type="string" calcext:value-type="string">
            <text:p>cutePresentation61</text:p>
          </table:table-cell>
          <table:table-cell table:style-name="ce11" table:number-columns-repeated="6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5" office:value-type="string" calcext:value-type="string">
            <text:p>on</text:p>
          </table:table-cell>
          <table:table-cell table:style-name="ce17"/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on</text:p>
          </table:table-cell>
          <table:table-cell table:style-name="ce17"/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on</text:p>
          </table:table-cell>
          <table:table-cell table:style-name="ce17"/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9" office:value-type="string" calcext:value-type="string">
            <text:p>off</text:p>
          </table:table-cell>
          <table:table-cell table:style-name="ce21"/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off</text:p>
          </table:table-cell>
          <table:table-cell table:style-name="ce21"/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off</text:p>
          </table:table-cell>
          <table:table-cell table:style-name="ce21"/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1" table:number-columns-repeated="21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2" office:value-type="string" calcext:value-type="string">
            <text:p>frontEndAlgorithm70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backEndTechnique57</text:p>
          </table:table-cell>
          <table:table-cell table:style-name="ce23" table:number-columns-repeated="3"/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5"/>
          <table:table-cell table:number-columns-repeated="1001"/>
        </table:table-row>
        <table:table-row table:style-name="ro1">
          <table:table-cell table:style-name="ce55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6. cashPack31" table:style-name="ta1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57"/>
          <table:table-cell table:style-name="ce58"/>
          <table:table-cell table:style-name="ce57" table:number-columns-repeated="21"/>
          <table:table-cell table:number-columns-repeated="1001"/>
        </table:table-row>
        <table:table-row table:style-name="ro1">
          <table:table-cell table:style-name="ce57"/>
          <table:table-cell table:style-name="ce3"/>
          <table:table-cell table:style-name="ce11" table:number-columns-repeated="6"/>
          <table:table-cell table:style-name="ce3"/>
          <table:table-cell table:style-name="ce11" table:number-columns-repeated="6"/>
          <table:table-cell table:style-name="ce3"/>
          <table:table-cell table:style-name="ce11" table:number-columns-repeated="6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5"/>
          <table:table-cell table:style-name="ce17"/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/>
          <table:table-cell table:style-name="ce17"/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/>
          <table:table-cell table:style-name="ce17"/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/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/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/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/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9"/>
          <table:table-cell table:style-name="ce21"/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/>
          <table:table-cell table:style-name="ce21"/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/>
          <table:table-cell table:style-name="ce21"/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1" table:number-columns-repeated="21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2"/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/>
          <table:table-cell table:style-name="ce23" table:number-columns-repeated="3"/>
          <table:table-cell table:style-name="ce11" table:number-columns-repeated="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57"/>
          <table:table-cell table:number-columns-repeated="1001"/>
        </table:table-row>
        <table:table-row table:style-name="ro1">
          <table:table-cell table:style-name="ce57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_20_needyPacket42" style:display-name="PageStyle_1. needyPacket4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aves20" style:display-name="PageStyle_2. waves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_20_freePackage40" style:display-name="PageStyle_3. freePackage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_20_myStudy33" style:display-name="PageStyle_4. myStudy3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._20_theAssignment50" style:display-name="PageStyle_5. theAssignment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_20_towerClock45" style:display-name="PageStyle_6. towerClock4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7._20_inspirationalYear70" style:display-name="PageStyle_7. inspirationalYear7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8._20_binaryLizard49" style:display-name="PageStyle_8. binaryLizard4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9._20_objectParadise50" style:display-name="PageStyle_9. objectParadise5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0._20_noSingular45" style:display-name="PageStyle_10. noSingular4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6._20_cashPack31" style:display-name="PageStyle_26. cashPack3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cell-count="7730" meta:object-count="0"/>
    <meta:generator>LibreOfficeDev/6.0.5.2$Linux_X86_64 LibreOffice_project/</meta:generator>
  </office:meta>
</office:document-meta>
</file>